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subtitle">
      <style:graphic-properties draw:fill-color="#ffffff" draw:auto-grow-height="true" fo:min-height="12.18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0">
        <draw:frame presentation:style-name="pr1" draw:layer="layout" svg:width="24.599cm" svg:height="3.507cm" svg:x="2cm" svg:y="0.836cm" presentation:class="title">
          <draw:text-box>
            <text:p>Internet of Trash</text:p>
          </draw:text-box>
        </draw:frame>
        <draw:frame presentation:style-name="pr2" draw:text-style-name="P1" draw:layer="layout" svg:width="24cm" svg:height="12.18cm" svg:x="2cm" svg:y="6cm" presentation:class="subtitle">
          <draw:text-box>
            <text:p>Research Proposal</text:p>
            <text:p/>
            <text:p/>
            <text:p/>
            <text:p/>
            <text:p><text:span text:style-name="T1">Loek Ehren, Mike Schatorje, Herm Lecluse, Rick van Osch, Simone Francescon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draw:frame presentation:style-name="pr1" draw:layer="layout" svg:width="24.599cm" svg:height="3.507cm" svg:x="2cm" svg:y="0.836cm" presentation:class="title">
          <draw:text-box>
            <text:p>Backgroun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arbage collection system in Venlo</text:p>
              </text:list-item>
              <text:list-item>
                <text:p>Centralized points</text:p>
              </text:list-item>
              <text:list-item>
                <text:p>Inefficient collecting proc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draw:frame presentation:style-name="pr1" draw:layer="layout" svg:width="24.599cm" svg:height="3.507cm" svg:x="2cm" svg:y="0.836cm" presentation:class="title">
          <draw:text-box>
            <text:p>Research Problem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2">
              <text:list-header>
                <text:p>Garbage collection process in Venlo is inefficient.</text:p>
                <text:p>Next week evidenc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draw:frame presentation:style-name="pr1" draw:layer="layout" svg:width="24.599cm" svg:height="3.507cm" svg:x="2cm" svg:y="0.836cm" presentation:class="title">
          <draw:text-box>
            <text:p>Research Goal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2">
              <text:list-header>
                <text:p>Create a more efficient garbage collecting process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draw:frame presentation:style-name="pr1" draw:layer="layout" svg:width="24.599cm" svg:height="3.507cm" svg:x="2cm" svg:y="0.836cm" presentation:class="title">
          <draw:text-box>
            <text:p>Research Ques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w can the process be improved?</text:p>
              </text:list-item>
              <text:list-item>
                <text:p>How can the container fill level be measured?</text:p>
              </text:list-item>
              <text:list-item>
                <text:p>How to collect the data from the container?</text:p>
              </text:list-item>
              <text:list-item>
                <text:p>How to analyze the data?</text:p>
              </text:list-item>
              <text:list-item>
                <text:p>How to use the data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5%" style:text-autospace="none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WW_5f_CharLFO1LVL9" style:display-name="WW_CharLFO1LVL9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_5f_CharLFO1LVL8" style:display-name="WW_CharLFO1LVL8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1LVL7" style:display-name="WW_CharLFO1LVL7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_5f_CharLFO1LVL6" style:display-name="WW_CharLFO1LVL6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_5f_CharLFO1LVL5" style:display-name="WW_CharLFO1LVL5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1LVL4" style:display-name="WW_CharLFO1LVL4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_5f_CharLFO1LVL3" style:display-name="WW_CharLFO1LVL3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_5f_CharLFO1LVL2" style:display-name="WW_CharLFO1LVL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1LVL1" style:display-name="WW_CharLFO1LVL1" style:family="graphic">
      <style:paragraph-properties style:text-autospace="none"/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/>
    </style:style>
    <style:style style:name="Heading_20_3_20_Char" style:display-name="Heading 3 Char" style:family="graphic">
      <style:paragraph-properties style:text-autospace="none"/>
      <style:text-properties fo:color="#1f3763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Standaardalinea-lettertype" style:family="graphic">
      <style:paragraph-properties style:text-autospace="none"/>
    </style:style>
    <style:style style:name="Heading_20_2_20_Char" style:display-name="Heading 2 Char" style:family="graphic">
      <style:paragraph-properties style:text-autospace="none"/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/>
    </style:style>
    <style:style style:name="Heading_20_1_20_Char" style:display-name="Heading 1 Char" style:family="graphic">
      <style:paragraph-properties style:text-autospace="none"/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/>
    </style:style>
    <style:style style:name="No_20_Spacing_20_Char" style:display-name="No Spacing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Frame_20_Contents" style:display-name="Frame Contents" style:family="graphic">
      <style:paragraph-properties style:text-autospace="none"/>
    </style:style>
    <style:style style:name="Lijstalinea" style:family="graphic">
      <style:paragraph-properties fo:margin-left="2.24cm" fo:margin-right="0cm" fo:text-indent="0cm" style:text-autospace="none"/>
    </style:style>
    <style:style style:name="Standaard" style:family="graphic">
      <style:paragraph-properties fo:margin-top="0cm" fo:margin-bottom="0.497cm" fo:line-height="105%" style:text-autospace="none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Geen_20_afstand" style:display-name="Geen afstand" style:family="graphic">
      <style:paragraph-properties fo:margin-top="0cm" fo:margin-bottom="0cm" fo:line-height="100%" style:text-autospace="none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Kop_20_3" style:display-name="Kop 3" style:family="graphic">
      <style:paragraph-properties fo:margin-top="0.125cm" fo:margin-bottom="0cm" style:text-autospace="none"/>
      <style:text-properties fo:color="#1f3763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Kop_20_2" style:display-name="Kop 2" style:family="graphic">
      <style:paragraph-properties fo:margin-top="0.125cm" fo:margin-bottom="0cm" style:text-autospace="none"/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/>
    </style:style>
    <style:style style:name="Kop_20_1" style:display-name="Kop 1" style:family="graphic">
      <style:paragraph-properties fo:margin-top="0.746cm" fo:margin-bottom="0cm" style:text-autospace="none"/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style:font-name="Open Sans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text:span text:style-name="MT1"> / </text:span><text:span text:style-name="MT1"><text:page-count>5</text:page-count></text:span></text:p>
        </draw:text-box>
      </draw:frame>
      <draw:custom-shape presentation:style-name="Mpr5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7T12:32:22.192870770</meta:creation-date>
    <dc:date>2017-02-17T12:54:44.948111111</dc:date>
    <meta:editing-duration>PT12M12S</meta:editing-duration>
    <meta:editing-cycles>1</meta:editing-cycles>
    <meta:document-statistic meta:object-count="53"/>
    <meta:generator>LibreOffice/5.1.4.2$Linux_X86_64 LibreOffice_project/10m0$Build-2</meta:generator>
  </office:meta>
</office:document-meta>
</file>